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PropertySqlParameterSource.hasValue( String 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SqlParameterSource.getValue( String param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PropertySqlParameterSource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SqlParameterSource.getReadablePropertyNam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PropertySqlParameterSource.getSqlType( String param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PropertySqlParameterSource.BeanPropertySqlParameterSourc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